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e29cb" officeooo:paragraph-rsid="001e29cb"/>
    </style:style>
    <style:style style:name="P2" style:family="paragraph" style:parent-style-name="Standard">
      <style:paragraph-properties fo:text-align="start" style:justify-single-word="false"/>
      <style:text-properties officeooo:rsid="001e29cb" officeooo:paragraph-rsid="001e29cb"/>
    </style:style>
    <style:style style:name="P3" style:family="paragraph" style:parent-style-name="Standard">
      <style:paragraph-properties fo:text-align="start" style:justify-single-word="false"/>
      <style:text-properties officeooo:rsid="001f2c85" officeooo:paragraph-rsid="001f2c85"/>
    </style:style>
    <style:style style:name="P4" style:family="paragraph" style:parent-style-name="Standard">
      <style:paragraph-properties fo:text-align="start" style:justify-single-word="false"/>
      <style:text-properties officeooo:rsid="001f2c85" officeooo:paragraph-rsid="0020eb6b"/>
    </style:style>
    <style:style style:name="P5" style:family="paragraph" style:parent-style-name="Standard">
      <style:paragraph-properties fo:text-align="start" style:justify-single-word="false"/>
      <style:text-properties officeooo:rsid="0020eb6b" officeooo:paragraph-rsid="0020eb6b"/>
    </style:style>
    <style:style style:name="T1" style:family="text">
      <style:text-properties officeooo:rsid="0020eb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amètres substrat</text:p>
      <text:p text:style-name="P2"/>
      <text:p text:style-name="P2">On choisit un substrat FR4 tout à fait classique (les PCB verts)</text:p>
      <text:p text:style-name="P2"/>
      <text:p text:style-name="P2"><text:a xlink:type="simple" xlink:href="https://en.wikipedia.org/wiki/FR-4" text:style-name="Internet_20_link" text:visited-style-name="Visited_20_Internet_20_Link">https://en.wikipedia.org/wiki/FR-4</text:a></text:p>
      <text:p text:style-name="P2"/>
      <text:p text:style-name="P2"/>
      <text:p text:style-name="P2">D’après ce lien, Er est maximum égal à 4.7, à 1GHz vaut 4.34. J’ai donc mis 4.3, pour 1.9GHz</text:p>
      <text:p text:style-name="P2"/>
      <text:p text:style-name="P3">tanD est la tangente de perte (?) , à 0.014</text:p>
      <text:p text:style-name="P3"/>
      <text:p text:style-name="P3">Rho la résistivité du cuivre (s/m) à 1.68e-08</text:p>
      <text:p text:style-name="P3"/>
      <text:p text:style-name="P3">H l’épaisseur du substrat. 1.68 mm est un classique.</text:p>
      <text:p text:style-name="P3"/>
      <text:p text:style-name="P4">« H_t = Height of Box Top - i.e. how high above the trace is the top ground plane » pour citer un beau gosse.</text:p>
      <text:p text:style-name="P4"/>
      <text:p text:style-name="P5">T l’épaisseur de la trace (35 um est classique) </text:p>
      <text:p text:style-name="P4"/>
      <text:p text:style-name="P4"><text:span text:style-name="T1">Perméabilité relative à 4.4, selon lien wikipédia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5T17:40:07.370669192</meta:creation-date>
    <dc:date>2019-06-25T17:52:21.614827612</dc:date>
    <meta:editing-duration>PT12M14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102" meta:character-count="557" meta:non-whitespace-character-count="463"/>
  </office:meta>
</office:document-meta>
</file>